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public:</text:span></text:p>
      <text:p text:style-name="P1"><text:span text:style-name="T1">Access is not restricted.</text:span></text:p>
      <text:p text:style-name="P1"><text:span text:style-name="T1">protected:</text:span></text:p>
      <text:p text:style-name="P1"><text:span text:style-name="T1">Access is limited to the containing class or types derived from the containing class.</text:span></text:p>
      <text:p text:style-name="P1"><text:span text:style-name="T1">internal:</text:span></text:p>
      <text:p text:style-name="P1"><text:span text:style-name="T1">Access is limited to the current assembly.</text:span></text:p>
      <text:p text:style-name="P1"><text:span text:style-name="T1">protected internal:</text:span></text:p>
      <text:p text:style-name="P1"><text:span text:style-name="T1">Access is limited to the current assembly or types derived from the containing class.</text:span></text:p>
      <text:p text:style-name="P1"><text:span text:style-name="T1">private:</text:span></text:p>
      <text:p text:style-name="P1"><text:span text:style-name="T1">Access is limited to the containing type.</text:span></text:p>
      <text:p text:style-name="P1"><text:span text:style-name="T1">private protected:</text:span></text:p>
      <text:p text:style-name="P1"><text:span text:style-name="T1">Access is limited to the containing class or types derived from the containing class within the current assembly. Available since C# 7.2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